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1f06" officeooo:paragraph-rsid="0014f3d3"/>
    </style:style>
    <style:style style:name="P2" style:family="paragraph" style:parent-style-name="Standard">
      <style:text-properties officeooo:rsid="000940d6" officeooo:paragraph-rsid="0014f3d3"/>
    </style:style>
    <style:style style:name="P3" style:family="paragraph" style:parent-style-name="Standard">
      <style:text-properties officeooo:rsid="00179c31" officeooo:paragraph-rsid="0014f3d3"/>
    </style:style>
    <style:style style:name="P4" style:family="paragraph" style:parent-style-name="Standard">
      <style:text-properties officeooo:rsid="0018ce17" officeooo:paragraph-rsid="0014f3d3"/>
    </style:style>
    <style:style style:name="P5" style:family="paragraph" style:parent-style-name="Standard">
      <style:text-properties officeooo:rsid="00197c4c" officeooo:paragraph-rsid="0014f3d3"/>
    </style:style>
    <style:style style:name="P6" style:family="paragraph" style:parent-style-name="Standard">
      <style:text-properties officeooo:rsid="001cd218" officeooo:paragraph-rsid="0014f3d3"/>
    </style:style>
    <style:style style:name="T1" style:family="text">
      <style:text-properties officeooo:rsid="00179c31"/>
    </style:style>
    <style:style style:name="T2" style:family="text">
      <style:text-properties officeooo:rsid="0018e380"/>
    </style:style>
    <style:style style:name="T3" style:family="text">
      <style:text-properties officeooo:rsid="001ebc75"/>
    </style:style>
    <style:style style:name="T4" style:family="text">
      <style:text-properties officeooo:rsid="001b496c"/>
    </style:style>
    <style:style style:name="T5" style:family="text">
      <style:text-properties officeooo:rsid="00206813"/>
    </style:style>
    <style:style style:name="T6" style:family="text">
      <style:text-properties officeooo:rsid="001571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In preparation for GBA Jam 2021</text:span>, I did some analysis of IGN's top 25 gba games, to get a sense of what kind of games this system excels at making. Here is how they break down<text:span text:style-name="T1">, according to my classifications</text:span>:</text:p>
      <text:p text:style-name="P1"/>
      <text:p text:style-name="P2">autoscrolling shmup - 1</text:p>
      <text:p text:style-name="P2">side-view<text:span text:style-name="T2"> </text:span>platformer - 9</text:p>
      <text:p text:style-name="P2">turn-based rpg - 7</text:p>
      <text:p text:style-name="P2">minigame collection - 1</text:p>
      <text:p text:style-name="P2">racing/sports - 3</text:p>
      <text:p text:style-name="P2">top-down action rpg - 2 (these are zelda games)</text:p>
      <text:p text:style-name="P2">puzzle - 2</text:p>
      <text:p text:style-name="P2"/>
      <text:p text:style-name="P3">Additionally, I noted that the number of strictly 2d games was 22/25<text:span text:style-name="T3"> (so</text:span> the number of games incorporating at least some 3d was 3/25<text:span text:style-name="T3">).</text:span></text:p>
      <text:p text:style-name="P2"/>
      <text:p text:style-name="P4">A side view platformer is a tempting option. I'd have to figure out how to program collision and simple physics, among other things, but overall it seems doable.<text:span text:style-name="T4"> </text:span>I happen to know from past experience that moving platforms can be tough to program, so I'll try to keep that in mind.<text:span text:style-name="T4"> </text:span></text:p>
      <text:p text:style-name="P4"/>
      <text:p text:style-name="P4">Turn-based RPGs are an interesting option. You don't have to worry too much about pushing the limits of gba <text:span text:style-name="T4">graphics </text:span>hardware, which is nice, but they are extremely complicated from a game design standpoint. <text:span text:style-name="T2">I think that a "new gba rpg like golden sun or fire emblem" is a pitch that would turn heads - but even something small may be tough in 3 months.</text:span></text:p>
      <text:p text:style-name="P4"/>
      <text:p text:style-name="P5"><text:span text:style-name="T4">T</text:span>op-down action rpg<text:span text:style-name="T4">s</text:span> <text:span text:style-name="T4">are</text:span> <text:span text:style-name="T5">kind of a wild card</text:span>. <text:span text:style-name="T4">Zelda games are EXTREMELY popular, but there are no other games on the gba that are LIKE Zelda. To me, this means that top-down action games are fun, but their design space is limited. (It's worth mentioning that a top-down game with shooting mechanics like Binding of Isaac is a possible unexplored niche, though you're missing two buttons to mimic that control scheme exactly.)</text:span></text:p>
      <text:p text:style-name="P4"/>
      <text:p text:style-name="P4"><text:span text:style-name="T4">Those are my top considerations in terms of games that already exist on the gba. It's</text:span> worth mentioning that there are certain <text:span text:style-name="T2">2D </text:span>genres, such as roguelike, tower defense, and ccg, that are not represented on the gba because they became popular <text:span text:style-name="T2">AFTER</text:span> the gba's heyday. These options may be possible, but they would be going into uncharted territory, which is risky.</text:p>
      <text:p text:style-name="P6"><text:line-break/>(Yes, I realize I am doing an awful lot of brainstorming for someone who swore to wait a month before doing any gba development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4:59:20.046000000</meta:creation-date>
    <dc:date>2021-04-18T15:36:38.866000000</dc:date>
    <meta:editing-duration>PT37M18S</meta:editing-duration>
    <meta:editing-cycles>3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4" meta:word-count="370" meta:character-count="2057" meta:non-whitespace-character-count="1699"/>
  </office:meta>
</office:document-meta>
</file>